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51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2.542cm"/>
    </style:style>
    <style:style style:name="co5" style:family="table-column">
      <style:table-column-properties fo:break-before="auto" style:column-width="2.514cm"/>
    </style:style>
    <style:style style:name="co6" style:family="table-column">
      <style:table-column-properties fo:break-before="auto" style:column-width="0.743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2.023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12.894cm"/>
    </style:style>
    <style:style style:name="ro1" style:family="table-row">
      <style:table-row-properties style:row-height="0.44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6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>
            <text:p>SampleRun0</text:p>
          </table:table-cell>
          <table:table-cell table:number-columns-repeated="2"/>
          <table:table-cell office:value-type="string">
            <text:p>SampleRun1</text:p>
          </table:table-cell>
          <table:table-cell table:number-columns-repeated="2"/>
          <table:table-cell office:value-type="string">
            <text:p>SampleRun2</text:p>
          </table:table-cell>
          <table:table-cell table:number-columns-repeated="2"/>
          <table:table-cell office:value-type="string">
            <text:p>SampleRun3</text:p>
          </table:table-cell>
          <table:table-cell table:number-columns-repeated="2"/>
          <table:table-cell office:value-type="string">
            <text:p>SampleRun4</text:p>
          </table:table-cell>
          <table:table-cell table:number-columns-repeated="2"/>
          <table:table-cell office:value-type="string">
            <text:p>SampleRun5</text:p>
          </table:table-cell>
          <table:table-cell table:number-columns-repeated="2"/>
          <table:table-cell office:value-type="string">
            <text:p>SampleRun6</text:p>
          </table:table-cell>
          <table:table-cell table:number-columns-repeated="2"/>
          <table:table-cell office:value-type="string">
            <text:p>SampleRun7</text:p>
          </table:table-cell>
          <table:table-cell table:number-columns-repeated="2"/>
          <table:table-cell office:value-type="string">
            <text:p>SampleRun8</text:p>
          </table:table-cell>
          <table:table-cell table:number-columns-repeated="2"/>
          <table:table-cell office:value-type="string">
            <text:p>SampleRun9</text:p>
          </table:table-cell>
          <table:table-cell table:number-columns-repeated="2"/>
          <table:table-cell office:value-type="string">
            <text:p>SampleRun10</text:p>
          </table:table-cell>
          <table:table-cell table:number-columns-repeated="2"/>
          <table:table-cell office:value-type="string">
            <text:p>SampleRun11</text:p>
          </table:table-cell>
          <table:table-cell table:number-columns-repeated="2"/>
          <table:table-cell office:value-type="string">
            <text:p>SampleRun12</text:p>
          </table:table-cell>
          <table:table-cell table:number-columns-repeated="2"/>
          <table:table-cell office:value-type="string">
            <text:p>SampleRun13</text:p>
          </table:table-cell>
          <table:table-cell table:number-columns-repeated="2"/>
          <table:table-cell office:value-type="string">
            <text:p>SampleRun14</text:p>
          </table:table-cell>
          <table:table-cell table:number-columns-repeated="2"/>
          <table:table-cell office:value-type="string">
            <text:p>SampleRun15</text:p>
          </table:table-cell>
          <table:table-cell table:number-columns-repeated="2"/>
          <table:table-cell office:value-type="string">
            <text:p>SampleRun16</text:p>
          </table:table-cell>
          <table:table-cell table:number-columns-repeated="2"/>
          <table:table-cell office:value-type="string">
            <text:p>SampleRun17</text:p>
          </table:table-cell>
          <table:table-cell table:number-columns-repeated="2"/>
          <table:table-cell office:value-type="string">
            <text:p>SampleRun18</text:p>
          </table:table-cell>
          <table:table-cell table:number-columns-repeated="2"/>
          <table:table-cell office:value-type="string">
            <text:p>SampleRun19</text:p>
          </table:table-cell>
          <table:table-cell table:number-columns-repeated="2"/>
          <table:table-cell office:value-type="string">
            <text:p>SampleRun20</text:p>
          </table:table-cell>
          <table:table-cell table:number-columns-repeated="2"/>
          <table:table-cell office:value-type="string">
            <text:p>SampleRun21</text:p>
          </table:table-cell>
          <table:table-cell table:number-columns-repeated="2"/>
          <table:table-cell office:value-type="string">
            <text:p>SampleRun22</text:p>
          </table:table-cell>
          <table:table-cell table:number-columns-repeated="2"/>
          <table:table-cell office:value-type="string">
            <text:p>SampleRun23</text:p>
          </table:table-cell>
          <table:table-cell table:number-columns-repeated="2"/>
          <table:table-cell office:value-type="string">
            <text:p>SampleRun24</text:p>
          </table:table-cell>
          <table:table-cell table:number-columns-repeated="2"/>
          <table:table-cell office:value-type="string">
            <text:p>SampleRun25</text:p>
          </table:table-cell>
          <table:table-cell table:number-columns-repeated="2"/>
          <table:table-cell office:value-type="string">
            <text:p>SampleRun26</text:p>
          </table:table-cell>
          <table:table-cell table:number-columns-repeated="2"/>
          <table:table-cell office:value-type="string">
            <text:p>SampleRun27</text:p>
          </table:table-cell>
          <table:table-cell table:number-columns-repeated="2"/>
          <table:table-cell office:value-type="string">
            <text:p>SampleRun28</text:p>
          </table:table-cell>
          <table:table-cell table:number-columns-repeated="2"/>
          <table:table-cell office:value-type="string">
            <text:p>SampleRun29</text:p>
          </table:table-cell>
          <table:table-cell table:number-columns-repeated="2"/>
          <table:table-cell office:value-type="string">
            <text:p>SampleRun30</text:p>
          </table:table-cell>
          <table:table-cell table:number-columns-repeated="2"/>
          <table:table-cell office:value-type="string">
            <text:p>SampleRun31</text:p>
          </table:table-cell>
          <table:table-cell table:number-columns-repeated="2"/>
          <table:table-cell office:value-type="string">
            <text:p>SampleRun32</text:p>
          </table:table-cell>
          <table:table-cell table:number-columns-repeated="2"/>
          <table:table-cell office:value-type="string">
            <text:p>SampleRun33</text:p>
          </table:table-cell>
          <table:table-cell table:number-columns-repeated="2"/>
          <table:table-cell office:value-type="string">
            <text:p>SampleRun34</text:p>
          </table:table-cell>
          <table:table-cell table:number-columns-repeated="2"/>
          <table:table-cell office:value-type="string">
            <text:p>SampleRun35</text:p>
          </table:table-cell>
          <table:table-cell table:number-columns-repeated="2"/>
          <table:table-cell office:value-type="string">
            <text:p>SampleRun36</text:p>
          </table:table-cell>
          <table:table-cell table:number-columns-repeated="2"/>
          <table:table-cell office:value-type="string">
            <text:p>SampleRun37</text:p>
          </table:table-cell>
          <table:table-cell table:number-columns-repeated="2"/>
          <table:table-cell office:value-type="string">
            <text:p>SampleRun38</text:p>
          </table:table-cell>
          <table:table-cell table:number-columns-repeated="2"/>
          <table:table-cell office:value-type="string">
            <text:p>SampleRun39</text:p>
          </table:table-cell>
          <table:table-cell table:number-columns-repeated="2"/>
          <table:table-cell office:value-type="string">
            <text:p>SampleRun40</text:p>
          </table:table-cell>
          <table:table-cell table:number-columns-repeated="2"/>
          <table:table-cell office:value-type="string">
            <text:p>SampleRun41</text:p>
          </table:table-cell>
          <table:table-cell table:number-columns-repeated="2"/>
          <table:table-cell office:value-type="string">
            <text:p>SampleRun42</text:p>
          </table:table-cell>
          <table:table-cell table:number-columns-repeated="2"/>
          <table:table-cell office:value-type="string">
            <text:p>SampleRun43</text:p>
          </table:table-cell>
          <table:table-cell table:number-columns-repeated="2"/>
          <table:table-cell office:value-type="string">
            <text:p>SampleRun44</text:p>
          </table:table-cell>
          <table:table-cell table:number-columns-repeated="2"/>
          <table:table-cell office:value-type="string">
            <text:p>SampleRun45</text:p>
          </table:table-cell>
          <table:table-cell table:number-columns-repeated="2"/>
          <table:table-cell office:value-type="string">
            <text:p>SampleRun46</text:p>
          </table:table-cell>
          <table:table-cell table:number-columns-repeated="2"/>
          <table:table-cell office:value-type="string">
            <text:p>SampleRun47</text:p>
          </table:table-cell>
          <table:table-cell table:number-columns-repeated="2"/>
          <table:table-cell office:value-type="string">
            <text:p>SampleRun48</text:p>
          </table:table-cell>
          <table:table-cell table:number-columns-repeated="2"/>
          <table:table-cell office:value-type="string">
            <text:p>SampleRun49</text:p>
          </table:table-cell>
          <table:table-cell table:number-columns-repeated="7"/>
        </table:table-row>
        <table:table-row table:style-name="ro1"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 office:value-type="string">
            <text:p>Epoch</text:p>
          </table:table-cell>
          <table:table-cell office:value-type="string">
            <text:p>At</text:p>
          </table:table-cell>
          <table:table-cell office:value-type="string">
            <text:p>Ag</text:p>
          </table:table-cell>
          <table:table-cell/>
          <table:table-cell office:value-type="string">
            <text:p>EpochNo</text:p>
          </table:table-cell>
          <table:table-cell office:value-type="string">
            <text:p>Average At</text:p>
          </table:table-cell>
          <table:table-cell office:value-type="string">
            <text:p><text:s/>Average Ag</text:p>
          </table:table-cell>
          <table:table-cell office:value-type="string">
            <text:p><text:s/>for HiddenNodes = 1; Momentum = 0.98; LearningRate = 0.8999999999999999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33.33">
            <text:p>33.33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20.83">
            <text:p>20.83</text:p>
          </table:table-cell>
          <table:table-cell table:number-columns-repeated="2"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.17">
            <text:p>29.17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/>
          <table:table-cell office:value-type="float" office:value="0">
            <text:p>0</text:p>
          </table:table-cell>
          <table:table-cell table:formula="of:=AVERAGE([.B3];[.E3];[.H3];[.K3];[.N3];[.Q3];[.T3];[.W3];[.Z3];[.AC3];[.AF3];[.AI3];[.AL3];[.AO3];[.AR3];[.AU3];[.AX3];[.BA3];[.BD3];[.BG3];[.BJ3];[.BM3];[.BP3];[.BS3];[.BV3];[.BY3];[.CB3];[.CE3];[.CH3];[.CK3];[.CN3];[.CQ3];[.CT3];[.CW3];[.CZ3];[.DC3];[.DF3];[.DI3];[.DL3];[.DO3];[.DR3];[.DU3];[.DX3];[.EA3];[.ED3];[.EG3];[.EJ3];[.EM3];[.EP3];[.ES3])" office:value-type="float" office:value="25.4168">
            <text:p>25.4168</text:p>
          </table:table-cell>
          <table:table-cell table:formula="of:=AVERAGE([.C3];[.F3];[.I3];[.L3];[.O3];[.R3];[.U3];[.X3];[.AA3];[.AD3];[.AG3];[.AJ3];[.AM3];[.AP3];[.AS3];[.AV3];[.AY3];[.BB3];[.BE3];[.BH3];[.BK3];[.BN3];[.BQ3];[.BT3];[.BW3];[.BZ3];[.CC3];[.CF3];[.CI3];[.CL3];[.CO3];[.CR3];[.CU3];[.CX3];[.DA3];[.DD3];[.DG3];[.DJ3];[.DM3];[.DP3];[.DS3];[.DV3];[.DY3];[.EB3];[.EE3];[.EH3];[.EK3];[.EN3];[.EQ3];[.ET3])" office:value-type="float" office:value="38.6666">
            <text:p>38.6666</text:p>
          </table:table-cell>
          <table:table-cell table:formula="of:=AVERAGE([.EW3:.EX3])" office:value-type="float" office:value="32.0417">
            <text:p>32.041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2.5">
            <text:p>62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">
            <text:p>1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0.83">
            <text:p>20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37.5">
            <text:p>37.5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83.33">
            <text:p>83.33</text:p>
          </table:table-cell>
          <table:table-cell office:value-type="float" office:value="1">
            <text:p>1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12.5">
            <text:p>12.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table:number-columns-repeated="2"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">
            <text:p>1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45.83">
            <text:p>45.8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/>
          <table:table-cell office:value-type="float" office:value="1">
            <text:p>1</text:p>
          </table:table-cell>
          <table:table-cell table:formula="of:=AVERAGE([.B4];[.E4];[.H4];[.K4];[.N4];[.Q4];[.T4];[.W4];[.Z4];[.AC4];[.AF4];[.AI4];[.AL4];[.AO4];[.AR4];[.AU4];[.AX4];[.BA4];[.BD4];[.BG4];[.BJ4];[.BM4];[.BP4];[.BS4];[.BV4];[.BY4];[.CB4];[.CE4];[.CH4];[.CK4];[.CN4];[.CQ4];[.CT4];[.CW4];[.CZ4];[.DC4];[.DF4];[.DI4];[.DL4];[.DO4];[.DR4];[.DU4];[.DX4];[.EA4];[.ED4];[.EG4];[.EJ4];[.EM4];[.EP4];[.ES4])" office:value-type="float" office:value="41.0836">
            <text:p>41.0836</text:p>
          </table:table-cell>
          <table:table-cell table:formula="of:=AVERAGE([.C4];[.F4];[.I4];[.L4];[.O4];[.R4];[.U4];[.X4];[.AA4];[.AD4];[.AG4];[.AJ4];[.AM4];[.AP4];[.AS4];[.AV4];[.AY4];[.BB4];[.BE4];[.BH4];[.BK4];[.BN4];[.BQ4];[.BT4];[.BW4];[.BZ4];[.CC4];[.CF4];[.CI4];[.CL4];[.CO4];[.CR4];[.CU4];[.CX4];[.DA4];[.DD4];[.DG4];[.DJ4];[.DM4];[.DP4];[.DS4];[.DV4];[.DY4];[.EB4];[.EE4];[.EH4];[.EK4];[.EN4];[.EQ4];[.ET4])" office:value-type="float" office:value="65.6666">
            <text:p>65.6666</text:p>
          </table:table-cell>
          <table:table-cell table:formula="of:=AVERAGE([.EW4:.EX4])" office:value-type="float" office:value="53.3751">
            <text:p>53.375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">
            <text:p>2</text:p>
          </table:table-cell>
          <table:table-cell table:number-columns-repeated="2"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2">
            <text:p>2</text:p>
          </table:table-cell>
          <table:table-cell table:formula="of:=AVERAGE([.B5];[.E5];[.H5];[.K5];[.N5];[.Q5];[.T5];[.W5];[.Z5];[.AC5];[.AF5];[.AI5];[.AL5];[.AO5];[.AR5];[.AU5];[.AX5];[.BA5];[.BD5];[.BG5];[.BJ5];[.BM5];[.BP5];[.BS5];[.BV5];[.BY5];[.CB5];[.CE5];[.CH5];[.CK5];[.CN5];[.CQ5];[.CT5];[.CW5];[.CZ5];[.DC5];[.DF5];[.DI5];[.DL5];[.DO5];[.DR5];[.DU5];[.DX5];[.EA5];[.ED5];[.EG5];[.EJ5];[.EM5];[.EP5];[.ES5])" office:value-type="float" office:value="80.0002">
            <text:p>80.0002</text:p>
          </table:table-cell>
          <table:table-cell table:formula="of:=AVERAGE([.C5];[.F5];[.I5];[.L5];[.O5];[.R5];[.U5];[.X5];[.AA5];[.AD5];[.AG5];[.AJ5];[.AM5];[.AP5];[.AS5];[.AV5];[.AY5];[.BB5];[.BE5];[.BH5];[.BK5];[.BN5];[.BQ5];[.BT5];[.BW5];[.BZ5];[.CC5];[.CF5];[.CI5];[.CL5];[.CO5];[.CR5];[.CU5];[.CX5];[.DA5];[.DD5];[.DG5];[.DJ5];[.DM5];[.DP5];[.DS5];[.DV5];[.DY5];[.EB5];[.EE5];[.EH5];[.EK5];[.EN5];[.EQ5];[.ET5])" office:value-type="float" office:value="86">
            <text:p>86</text:p>
          </table:table-cell>
          <table:table-cell table:formula="of:=AVERAGE([.EW5:.EX5])" office:value-type="float" office:value="83.0001">
            <text:p>83.000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3.33">
            <text:p>33.33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 office:value-type="float" office:value="3">
            <text:p>3</text:p>
          </table:table-cell>
          <table:table-cell table:number-columns-repeated="2" office:value-type="float" office:value="100">
            <text:p>100</text:p>
          </table:table-cell>
          <table:table-cell/>
          <table:table-cell office:value-type="float" office:value="3">
            <text:p>3</text:p>
          </table:table-cell>
          <table:table-cell table:formula="of:=AVERAGE([.B6];[.E6];[.H6];[.K6];[.N6];[.Q6];[.T6];[.W6];[.Z6];[.AC6];[.AF6];[.AI6];[.AL6];[.AO6];[.AR6];[.AU6];[.AX6];[.BA6];[.BD6];[.BG6];[.BJ6];[.BM6];[.BP6];[.BS6];[.BV6];[.BY6];[.CB6];[.CE6];[.CH6];[.CK6];[.CN6];[.CQ6];[.CT6];[.CW6];[.CZ6];[.DC6];[.DF6];[.DI6];[.DL6];[.DO6];[.DR6];[.DU6];[.DX6];[.EA6];[.ED6];[.EG6];[.EJ6];[.EM6];[.EP6];[.ES6])" office:value-type="float" office:value="89.6668">
            <text:p>89.6668</text:p>
          </table:table-cell>
          <table:table-cell table:formula="of:=AVERAGE([.C6];[.F6];[.I6];[.L6];[.O6];[.R6];[.U6];[.X6];[.AA6];[.AD6];[.AG6];[.AJ6];[.AM6];[.AP6];[.AS6];[.AV6];[.AY6];[.BB6];[.BE6];[.BH6];[.BK6];[.BN6];[.BQ6];[.BT6];[.BW6];[.BZ6];[.CC6];[.CF6];[.CI6];[.CL6];[.CO6];[.CR6];[.CU6];[.CX6];[.DA6];[.DD6];[.DG6];[.DJ6];[.DM6];[.DP6];[.DS6];[.DV6];[.DY6];[.EB6];[.EE6];[.EH6];[.EK6];[.EN6];[.EQ6];[.ET6])" office:value-type="float" office:value="88.6666">
            <text:p>88.6666</text:p>
          </table:table-cell>
          <table:table-cell table:formula="of:=AVERAGE([.EW6:.EX6])" office:value-type="float" office:value="89.1667">
            <text:p>89.1667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/>
          <table:table-cell office:value-type="float" office:value="4">
            <text:p>4</text:p>
          </table:table-cell>
          <table:table-cell table:formula="of:=AVERAGE([.B7];[.E7];[.H7];[.K7];[.N7];[.Q7];[.T7];[.W7];[.Z7];[.AC7];[.AF7];[.AI7];[.AL7];[.AO7];[.AR7];[.AU7];[.AX7];[.BA7];[.BD7];[.BG7];[.BJ7];[.BM7];[.BP7];[.BS7];[.BV7];[.BY7];[.CB7];[.CE7];[.CH7];[.CK7];[.CN7];[.CQ7];[.CT7];[.CW7];[.CZ7];[.DC7];[.DF7];[.DI7];[.DL7];[.DO7];[.DR7];[.DU7];[.DX7];[.EA7];[.ED7];[.EG7];[.EJ7];[.EM7];[.EP7];[.ES7])" office:value-type="float" office:value="87.3328">
            <text:p>87.3328</text:p>
          </table:table-cell>
          <table:table-cell table:formula="of:=AVERAGE([.C7];[.F7];[.I7];[.L7];[.O7];[.R7];[.U7];[.X7];[.AA7];[.AD7];[.AG7];[.AJ7];[.AM7];[.AP7];[.AS7];[.AV7];[.AY7];[.BB7];[.BE7];[.BH7];[.BK7];[.BN7];[.BQ7];[.BT7];[.BW7];[.BZ7];[.CC7];[.CF7];[.CI7];[.CL7];[.CO7];[.CR7];[.CU7];[.CX7];[.DA7];[.DD7];[.DG7];[.DJ7];[.DM7];[.DP7];[.DS7];[.DV7];[.DY7];[.EB7];[.EE7];[.EH7];[.EK7];[.EN7];[.EQ7];[.ET7])" office:value-type="float" office:value="76">
            <text:p>76</text:p>
          </table:table-cell>
          <table:table-cell table:formula="of:=AVERAGE([.EW7:.EX7])" office:value-type="float" office:value="81.6664">
            <text:p>81.666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7.5">
            <text:p>87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0">
            <text:p>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0.83">
            <text:p>70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79.17">
            <text:p>79.17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6.67">
            <text:p>66.67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5">
            <text:p>5</text:p>
          </table:table-cell>
          <table:table-cell table:formula="of:=AVERAGE([.B8];[.E8];[.H8];[.K8];[.N8];[.Q8];[.T8];[.W8];[.Z8];[.AC8];[.AF8];[.AI8];[.AL8];[.AO8];[.AR8];[.AU8];[.AX8];[.BA8];[.BD8];[.BG8];[.BJ8];[.BM8];[.BP8];[.BS8];[.BV8];[.BY8];[.CB8];[.CE8];[.CH8];[.CK8];[.CN8];[.CQ8];[.CT8];[.CW8];[.CZ8];[.DC8];[.DF8];[.DI8];[.DL8];[.DO8];[.DR8];[.DU8];[.DX8];[.EA8];[.ED8];[.EG8];[.EJ8];[.EM8];[.EP8];[.ES8])" office:value-type="float" office:value="70.8322">
            <text:p>70.8322</text:p>
          </table:table-cell>
          <table:table-cell table:formula="of:=AVERAGE([.C8];[.F8];[.I8];[.L8];[.O8];[.R8];[.U8];[.X8];[.AA8];[.AD8];[.AG8];[.AJ8];[.AM8];[.AP8];[.AS8];[.AV8];[.AY8];[.BB8];[.BE8];[.BH8];[.BK8];[.BN8];[.BQ8];[.BT8];[.BW8];[.BZ8];[.CC8];[.CF8];[.CI8];[.CL8];[.CO8];[.CR8];[.CU8];[.CX8];[.DA8];[.DD8];[.DG8];[.DJ8];[.DM8];[.DP8];[.DS8];[.DV8];[.DY8];[.EB8];[.EE8];[.EH8];[.EK8];[.EN8];[.EQ8];[.ET8])" office:value-type="float" office:value="54">
            <text:p>54</text:p>
          </table:table-cell>
          <table:table-cell table:formula="of:=AVERAGE([.EW8:.EX8])" office:value-type="float" office:value="62.4161">
            <text:p>62.416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100">
            <text:p>10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 office:value-type="float" office:value="6">
            <text:p>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6">
            <text:p>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6">
            <text:p>6</text:p>
          </table:table-cell>
          <table:table-cell table:formula="of:=AVERAGE([.B9];[.E9];[.H9];[.K9];[.N9];[.Q9];[.T9];[.W9];[.Z9];[.AC9];[.AF9];[.AI9];[.AL9];[.AO9];[.AR9];[.AU9];[.AX9];[.BA9];[.BD9];[.BG9];[.BJ9];[.BM9];[.BP9];[.BS9];[.BV9];[.BY9];[.CB9];[.CE9];[.CH9];[.CK9];[.CN9];[.CQ9];[.CT9];[.CW9];[.CZ9];[.DC9];[.DF9];[.DI9];[.DL9];[.DO9];[.DR9];[.DU9];[.DX9];[.EA9];[.ED9];[.EG9];[.EJ9];[.EM9];[.EP9];[.ES9])" office:value-type="float" office:value="53.9998">
            <text:p>53.9998</text:p>
          </table:table-cell>
          <table:table-cell table:formula="of:=AVERAGE([.C9];[.F9];[.I9];[.L9];[.O9];[.R9];[.U9];[.X9];[.AA9];[.AD9];[.AG9];[.AJ9];[.AM9];[.AP9];[.AS9];[.AV9];[.AY9];[.BB9];[.BE9];[.BH9];[.BK9];[.BN9];[.BQ9];[.BT9];[.BW9];[.BZ9];[.CC9];[.CF9];[.CI9];[.CL9];[.CO9];[.CR9];[.CU9];[.CX9];[.DA9];[.DD9];[.DG9];[.DJ9];[.DM9];[.DP9];[.DS9];[.DV9];[.DY9];[.EB9];[.EE9];[.EH9];[.EK9];[.EN9];[.EQ9];[.ET9])" office:value-type="float" office:value="50">
            <text:p>50</text:p>
          </table:table-cell>
          <table:table-cell table:formula="of:=AVERAGE([.EW9:.EX9])" office:value-type="float" office:value="51.9999">
            <text:p>51.9999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 office:value-type="float" office:value="7">
            <text:p>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7">
            <text:p>7</text:p>
          </table:table-cell>
          <table:table-cell table:formula="of:=AVERAGE([.B10];[.E10];[.H10];[.K10];[.N10];[.Q10];[.T10];[.W10];[.Z10];[.AC10];[.AF10];[.AI10];[.AL10];[.AO10];[.AR10];[.AU10];[.AX10];[.BA10];[.BD10];[.BG10];[.BJ10];[.BM10];[.BP10];[.BS10];[.BV10];[.BY10];[.CB10];[.CE10];[.CH10];[.CK10];[.CN10];[.CQ10];[.CT10];[.CW10];[.CZ10];[.DC10];[.DF10];[.DI10];[.DL10];[.DO10];[.DR10];[.DU10];[.DX10];[.EA10];[.ED10];[.EG10];[.EJ10];[.EM10];[.EP10];[.ES10])" office:value-type="float" office:value="50.4998">
            <text:p>50.4998</text:p>
          </table:table-cell>
          <table:table-cell table:formula="of:=AVERAGE([.C10];[.F10];[.I10];[.L10];[.O10];[.R10];[.U10];[.X10];[.AA10];[.AD10];[.AG10];[.AJ10];[.AM10];[.AP10];[.AS10];[.AV10];[.AY10];[.BB10];[.BE10];[.BH10];[.BK10];[.BN10];[.BQ10];[.BT10];[.BW10];[.BZ10];[.CC10];[.CF10];[.CI10];[.CL10];[.CO10];[.CR10];[.CU10];[.CX10];[.DA10];[.DD10];[.DG10];[.DJ10];[.DM10];[.DP10];[.DS10];[.DV10];[.DY10];[.EB10];[.EE10];[.EH10];[.EK10];[.EN10];[.EQ10];[.ET10])" office:value-type="float" office:value="51">
            <text:p>51</text:p>
          </table:table-cell>
          <table:table-cell table:formula="of:=AVERAGE([.EW10:.EX10])" office:value-type="float" office:value="50.7499">
            <text:p>50.749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83.33">
            <text:p>83.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70.83">
            <text:p>70.83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 office:value-type="float" office:value="8">
            <text:p>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8">
            <text:p>8</text:p>
          </table:table-cell>
          <table:table-cell table:formula="of:=AVERAGE([.B11];[.E11];[.H11];[.K11];[.N11];[.Q11];[.T11];[.W11];[.Z11];[.AC11];[.AF11];[.AI11];[.AL11];[.AO11];[.AR11];[.AU11];[.AX11];[.BA11];[.BD11];[.BG11];[.BJ11];[.BM11];[.BP11];[.BS11];[.BV11];[.BY11];[.CB11];[.CE11];[.CH11];[.CK11];[.CN11];[.CQ11];[.CT11];[.CW11];[.CZ11];[.DC11];[.DF11];[.DI11];[.DL11];[.DO11];[.DR11];[.DU11];[.DX11];[.EA11];[.ED11];[.EG11];[.EJ11];[.EM11];[.EP11];[.ES11])" office:value-type="float" office:value="51.3332">
            <text:p>51.3332</text:p>
          </table:table-cell>
          <table:table-cell table:formula="of:=AVERAGE([.C11];[.F11];[.I11];[.L11];[.O11];[.R11];[.U11];[.X11];[.AA11];[.AD11];[.AG11];[.AJ11];[.AM11];[.AP11];[.AS11];[.AV11];[.AY11];[.BB11];[.BE11];[.BH11];[.BK11];[.BN11];[.BQ11];[.BT11];[.BW11];[.BZ11];[.CC11];[.CF11];[.CI11];[.CL11];[.CO11];[.CR11];[.CU11];[.CX11];[.DA11];[.DD11];[.DG11];[.DJ11];[.DM11];[.DP11];[.DS11];[.DV11];[.DY11];[.EB11];[.EE11];[.EH11];[.EK11];[.EN11];[.EQ11];[.ET11])" office:value-type="float" office:value="50">
            <text:p>50</text:p>
          </table:table-cell>
          <table:table-cell table:formula="of:=AVERAGE([.EW11:.EX11])" office:value-type="float" office:value="50.6666">
            <text:p>50.666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9">
            <text:p>9</text:p>
          </table:table-cell>
          <table:table-cell table:formula="of:=AVERAGE([.B12];[.E12];[.H12];[.K12];[.N12];[.Q12];[.T12];[.W12];[.Z12];[.AC12];[.AF12];[.AI12];[.AL12];[.AO12];[.AR12];[.AU12];[.AX12];[.BA12];[.BD12];[.BG12];[.BJ12];[.BM12];[.BP12];[.BS12];[.BV12];[.BY12];[.CB12];[.CE12];[.CH12];[.CK12];[.CN12];[.CQ12];[.CT12];[.CW12];[.CZ12];[.DC12];[.DF12];[.DI12];[.DL12];[.DO12];[.DR12];[.DU12];[.DX12];[.EA12];[.ED12];[.EG12];[.EJ12];[.EM12];[.EP12];[.ES12])" office:value-type="float" office:value="50">
            <text:p>50</text:p>
          </table:table-cell>
          <table:table-cell table:formula="of:=AVERAGE([.C12];[.F12];[.I12];[.L12];[.O12];[.R12];[.U12];[.X12];[.AA12];[.AD12];[.AG12];[.AJ12];[.AM12];[.AP12];[.AS12];[.AV12];[.AY12];[.BB12];[.BE12];[.BH12];[.BK12];[.BN12];[.BQ12];[.BT12];[.BW12];[.BZ12];[.CC12];[.CF12];[.CI12];[.CL12];[.CO12];[.CR12];[.CU12];[.CX12];[.DA12];[.DD12];[.DG12];[.DJ12];[.DM12];[.DP12];[.DS12];[.DV12];[.DY12];[.EB12];[.EE12];[.EH12];[.EK12];[.EN12];[.EQ12];[.ET12])" office:value-type="float" office:value="49">
            <text:p>49</text:p>
          </table:table-cell>
          <table:table-cell table:formula="of:=AVERAGE([.EW12:.EX12])" office:value-type="float" office:value="49.5">
            <text:p>49.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91.67">
            <text:p>91.6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0">
            <text:p>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 office:value-type="float" office:value="10">
            <text:p>1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0">
            <text:p>10</text:p>
          </table:table-cell>
          <table:table-cell table:formula="of:=AVERAGE([.B13];[.E13];[.H13];[.K13];[.N13];[.Q13];[.T13];[.W13];[.Z13];[.AC13];[.AF13];[.AI13];[.AL13];[.AO13];[.AR13];[.AU13];[.AX13];[.BA13];[.BD13];[.BG13];[.BJ13];[.BM13];[.BP13];[.BS13];[.BV13];[.BY13];[.CB13];[.CE13];[.CH13];[.CK13];[.CN13];[.CQ13];[.CT13];[.CW13];[.CZ13];[.DC13];[.DF13];[.DI13];[.DL13];[.DO13];[.DR13];[.DU13];[.DX13];[.EA13];[.ED13];[.EG13];[.EJ13];[.EM13];[.EP13];[.ES13])" office:value-type="float" office:value="49">
            <text:p>49</text:p>
          </table:table-cell>
          <table:table-cell table:formula="of:=AVERAGE([.C13];[.F13];[.I13];[.L13];[.O13];[.R13];[.U13];[.X13];[.AA13];[.AD13];[.AG13];[.AJ13];[.AM13];[.AP13];[.AS13];[.AV13];[.AY13];[.BB13];[.BE13];[.BH13];[.BK13];[.BN13];[.BQ13];[.BT13];[.BW13];[.BZ13];[.CC13];[.CF13];[.CI13];[.CL13];[.CO13];[.CR13];[.CU13];[.CX13];[.DA13];[.DD13];[.DG13];[.DJ13];[.DM13];[.DP13];[.DS13];[.DV13];[.DY13];[.EB13];[.EE13];[.EH13];[.EK13];[.EN13];[.EQ13];[.ET13])" office:value-type="float" office:value="47">
            <text:p>47</text:p>
          </table:table-cell>
          <table:table-cell table:formula="of:=AVERAGE([.EW13:.EX13])" office:value-type="float" office:value="48">
            <text:p>4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1">
            <text:p>11</text:p>
          </table:table-cell>
          <table:table-cell table:number-columns-repeated="2" office:value-type="float" office:value="50">
            <text:p>50</text:p>
          </table:table-cell>
          <table:table-cell office:value-type="float" office:value="11">
            <text:p>11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/>
          <table:table-cell office:value-type="float" office:value="11">
            <text:p>11</text:p>
          </table:table-cell>
          <table:table-cell table:formula="of:=AVERAGE([.B14];[.E14];[.H14];[.K14];[.N14];[.Q14];[.T14];[.W14];[.Z14];[.AC14];[.AF14];[.AI14];[.AL14];[.AO14];[.AR14];[.AU14];[.AX14];[.BA14];[.BD14];[.BG14];[.BJ14];[.BM14];[.BP14];[.BS14];[.BV14];[.BY14];[.CB14];[.CE14];[.CH14];[.CK14];[.CN14];[.CQ14];[.CT14];[.CW14];[.CZ14];[.DC14];[.DF14];[.DI14];[.DL14];[.DO14];[.DR14];[.DU14];[.DX14];[.EA14];[.ED14];[.EG14];[.EJ14];[.EM14];[.EP14];[.ES14])" office:value-type="float" office:value="47.5002">
            <text:p>47.5002</text:p>
          </table:table-cell>
          <table:table-cell table:formula="of:=AVERAGE([.C14];[.F14];[.I14];[.L14];[.O14];[.R14];[.U14];[.X14];[.AA14];[.AD14];[.AG14];[.AJ14];[.AM14];[.AP14];[.AS14];[.AV14];[.AY14];[.BB14];[.BE14];[.BH14];[.BK14];[.BN14];[.BQ14];[.BT14];[.BW14];[.BZ14];[.CC14];[.CF14];[.CI14];[.CL14];[.CO14];[.CR14];[.CU14];[.CX14];[.DA14];[.DD14];[.DG14];[.DJ14];[.DM14];[.DP14];[.DS14];[.DV14];[.DY14];[.EB14];[.EE14];[.EH14];[.EK14];[.EN14];[.EQ14];[.ET14])" office:value-type="float" office:value="45">
            <text:p>45</text:p>
          </table:table-cell>
          <table:table-cell table:formula="of:=AVERAGE([.EW14:.EX14])" office:value-type="float" office:value="46.2501">
            <text:p>46.250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table:number-columns-repeated="2"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2">
            <text:p>1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/>
          <table:table-cell office:value-type="float" office:value="12">
            <text:p>12</text:p>
          </table:table-cell>
          <table:table-cell table:formula="of:=AVERAGE([.B15];[.E15];[.H15];[.K15];[.N15];[.Q15];[.T15];[.W15];[.Z15];[.AC15];[.AF15];[.AI15];[.AL15];[.AO15];[.AR15];[.AU15];[.AX15];[.BA15];[.BD15];[.BG15];[.BJ15];[.BM15];[.BP15];[.BS15];[.BV15];[.BY15];[.CB15];[.CE15];[.CH15];[.CK15];[.CN15];[.CQ15];[.CT15];[.CW15];[.CZ15];[.DC15];[.DF15];[.DI15];[.DL15];[.DO15];[.DR15];[.DU15];[.DX15];[.EA15];[.ED15];[.EG15];[.EJ15];[.EM15];[.EP15];[.ES15])" office:value-type="float" office:value="43.7498">
            <text:p>43.7498</text:p>
          </table:table-cell>
          <table:table-cell table:formula="of:=AVERAGE([.C15];[.F15];[.I15];[.L15];[.O15];[.R15];[.U15];[.X15];[.AA15];[.AD15];[.AG15];[.AJ15];[.AM15];[.AP15];[.AS15];[.AV15];[.AY15];[.BB15];[.BE15];[.BH15];[.BK15];[.BN15];[.BQ15];[.BT15];[.BW15];[.BZ15];[.CC15];[.CF15];[.CI15];[.CL15];[.CO15];[.CR15];[.CU15];[.CX15];[.DA15];[.DD15];[.DG15];[.DJ15];[.DM15];[.DP15];[.DS15];[.DV15];[.DY15];[.EB15];[.EE15];[.EH15];[.EK15];[.EN15];[.EQ15];[.ET15])" office:value-type="float" office:value="41">
            <text:p>41</text:p>
          </table:table-cell>
          <table:table-cell table:formula="of:=AVERAGE([.EW15:.EX15])" office:value-type="float" office:value="42.3749">
            <text:p>42.3749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3">
            <text:p>13</text:p>
          </table:table-cell>
          <table:table-cell table:number-columns-repeated="2" office:value-type="float" office:value="50">
            <text:p>50</text:p>
          </table:table-cell>
          <table:table-cell office:value-type="float" office:value="13">
            <text:p>13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3">
            <text:p>13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/>
          <table:table-cell office:value-type="float" office:value="13">
            <text:p>13</text:p>
          </table:table-cell>
          <table:table-cell table:formula="of:=AVERAGE([.B16];[.E16];[.H16];[.K16];[.N16];[.Q16];[.T16];[.W16];[.Z16];[.AC16];[.AF16];[.AI16];[.AL16];[.AO16];[.AR16];[.AU16];[.AX16];[.BA16];[.BD16];[.BG16];[.BJ16];[.BM16];[.BP16];[.BS16];[.BV16];[.BY16];[.CB16];[.CE16];[.CH16];[.CK16];[.CN16];[.CQ16];[.CT16];[.CW16];[.CZ16];[.DC16];[.DF16];[.DI16];[.DL16];[.DO16];[.DR16];[.DU16];[.DX16];[.EA16];[.ED16];[.EG16];[.EJ16];[.EM16];[.EP16];[.ES16])" office:value-type="float" office:value="43.0834">
            <text:p>43.0834</text:p>
          </table:table-cell>
          <table:table-cell table:formula="of:=AVERAGE([.C16];[.F16];[.I16];[.L16];[.O16];[.R16];[.U16];[.X16];[.AA16];[.AD16];[.AG16];[.AJ16];[.AM16];[.AP16];[.AS16];[.AV16];[.AY16];[.BB16];[.BE16];[.BH16];[.BK16];[.BN16];[.BQ16];[.BT16];[.BW16];[.BZ16];[.CC16];[.CF16];[.CI16];[.CL16];[.CO16];[.CR16];[.CU16];[.CX16];[.DA16];[.DD16];[.DG16];[.DJ16];[.DM16];[.DP16];[.DS16];[.DV16];[.DY16];[.EB16];[.EE16];[.EH16];[.EK16];[.EN16];[.EQ16];[.ET16])" office:value-type="float" office:value="42">
            <text:p>42</text:p>
          </table:table-cell>
          <table:table-cell table:formula="of:=AVERAGE([.EW16:.EX16])" office:value-type="float" office:value="42.5417">
            <text:p>42.541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0">
            <text:p>50</text:p>
          </table:table-cell>
          <table:table-cell office:value-type="float" office:value="16.67">
            <text:p>16.67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 office:value-type="float" office:value="14">
            <text:p>14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4">
            <text:p>14</text:p>
          </table:table-cell>
          <table:table-cell table:formula="of:=AVERAGE([.B17];[.E17];[.H17];[.K17];[.N17];[.Q17];[.T17];[.W17];[.Z17];[.AC17];[.AF17];[.AI17];[.AL17];[.AO17];[.AR17];[.AU17];[.AX17];[.BA17];[.BD17];[.BG17];[.BJ17];[.BM17];[.BP17];[.BS17];[.BV17];[.BY17];[.CB17];[.CE17];[.CH17];[.CK17];[.CN17];[.CQ17];[.CT17];[.CW17];[.CZ17];[.DC17];[.DF17];[.DI17];[.DL17];[.DO17];[.DR17];[.DU17];[.DX17];[.EA17];[.ED17];[.EG17];[.EJ17];[.EM17];[.EP17];[.ES17])" office:value-type="float" office:value="42.4162">
            <text:p>42.4162</text:p>
          </table:table-cell>
          <table:table-cell table:formula="of:=AVERAGE([.C17];[.F17];[.I17];[.L17];[.O17];[.R17];[.U17];[.X17];[.AA17];[.AD17];[.AG17];[.AJ17];[.AM17];[.AP17];[.AS17];[.AV17];[.AY17];[.BB17];[.BE17];[.BH17];[.BK17];[.BN17];[.BQ17];[.BT17];[.BW17];[.BZ17];[.CC17];[.CF17];[.CI17];[.CL17];[.CO17];[.CR17];[.CU17];[.CX17];[.DA17];[.DD17];[.DG17];[.DJ17];[.DM17];[.DP17];[.DS17];[.DV17];[.DY17];[.EB17];[.EE17];[.EH17];[.EK17];[.EN17];[.EQ17];[.ET17])" office:value-type="float" office:value="38.3334">
            <text:p>38.3334</text:p>
          </table:table-cell>
          <table:table-cell table:formula="of:=AVERAGE([.EW17:.EX17])" office:value-type="float" office:value="40.3748">
            <text:p>40.3748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5">
            <text:p>15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 office:value-type="float" office:value="15">
            <text:p>15</text:p>
          </table:table-cell>
          <table:table-cell table:number-columns-repeated="2" office:value-type="float" office:value="0">
            <text:p>0</text:p>
          </table:table-cell>
          <table:table-cell office:value-type="float" office:value="15">
            <text:p>1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5">
            <text:p>15</text:p>
          </table:table-cell>
          <table:table-cell table:formula="of:=AVERAGE([.B18];[.E18];[.H18];[.K18];[.N18];[.Q18];[.T18];[.W18];[.Z18];[.AC18];[.AF18];[.AI18];[.AL18];[.AO18];[.AR18];[.AU18];[.AX18];[.BA18];[.BD18];[.BG18];[.BJ18];[.BM18];[.BP18];[.BS18];[.BV18];[.BY18];[.CB18];[.CE18];[.CH18];[.CK18];[.CN18];[.CQ18];[.CT18];[.CW18];[.CZ18];[.DC18];[.DF18];[.DI18];[.DL18];[.DO18];[.DR18];[.DU18];[.DX18];[.EA18];[.ED18];[.EG18];[.EJ18];[.EM18];[.EP18];[.ES18])" office:value-type="float" office:value="38.583">
            <text:p>38.583</text:p>
          </table:table-cell>
          <table:table-cell table:formula="of:=AVERAGE([.C18];[.F18];[.I18];[.L18];[.O18];[.R18];[.U18];[.X18];[.AA18];[.AD18];[.AG18];[.AJ18];[.AM18];[.AP18];[.AS18];[.AV18];[.AY18];[.BB18];[.BE18];[.BH18];[.BK18];[.BN18];[.BQ18];[.BT18];[.BW18];[.BZ18];[.CC18];[.CF18];[.CI18];[.CL18];[.CO18];[.CR18];[.CU18];[.CX18];[.DA18];[.DD18];[.DG18];[.DJ18];[.DM18];[.DP18];[.DS18];[.DV18];[.DY18];[.EB18];[.EE18];[.EH18];[.EK18];[.EN18];[.EQ18];[.ET18])" office:value-type="float" office:value="36">
            <text:p>36</text:p>
          </table:table-cell>
          <table:table-cell table:formula="of:=AVERAGE([.EW18:.EX18])" office:value-type="float" office:value="37.2915">
            <text:p>37.291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16">
            <text:p>16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6">
            <text:p>16</text:p>
          </table:table-cell>
          <table:table-cell table:formula="of:=AVERAGE([.B19];[.E19];[.H19];[.K19];[.N19];[.Q19];[.T19];[.W19];[.Z19];[.AC19];[.AF19];[.AI19];[.AL19];[.AO19];[.AR19];[.AU19];[.AX19];[.BA19];[.BD19];[.BG19];[.BJ19];[.BM19];[.BP19];[.BS19];[.BV19];[.BY19];[.CB19];[.CE19];[.CH19];[.CK19];[.CN19];[.CQ19];[.CT19];[.CW19];[.CZ19];[.DC19];[.DF19];[.DI19];[.DL19];[.DO19];[.DR19];[.DU19];[.DX19];[.EA19];[.ED19];[.EG19];[.EJ19];[.EM19];[.EP19];[.ES19])" office:value-type="float" office:value="38.2502">
            <text:p>38.2502</text:p>
          </table:table-cell>
          <table:table-cell table:formula="of:=AVERAGE([.C19];[.F19];[.I19];[.L19];[.O19];[.R19];[.U19];[.X19];[.AA19];[.AD19];[.AG19];[.AJ19];[.AM19];[.AP19];[.AS19];[.AV19];[.AY19];[.BB19];[.BE19];[.BH19];[.BK19];[.BN19];[.BQ19];[.BT19];[.BW19];[.BZ19];[.CC19];[.CF19];[.CI19];[.CL19];[.CO19];[.CR19];[.CU19];[.CX19];[.DA19];[.DD19];[.DG19];[.DJ19];[.DM19];[.DP19];[.DS19];[.DV19];[.DY19];[.EB19];[.EE19];[.EH19];[.EK19];[.EN19];[.EQ19];[.ET19])" office:value-type="float" office:value="38">
            <text:p>38</text:p>
          </table:table-cell>
          <table:table-cell table:formula="of:=AVERAGE([.EW19:.EX19])" office:value-type="float" office:value="38.1251">
            <text:p>38.1251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91.67">
            <text:p>91.67</text:p>
          </table:table-cell>
          <table:table-cell office:value-type="float" office:value="100">
            <text:p>10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66.67">
            <text:p>66.6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  <table:table-cell office:value-type="float" office:value="17">
            <text:p>1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7">
            <text:p>17</text:p>
          </table:table-cell>
          <table:table-cell table:formula="of:=AVERAGE([.B20];[.E20];[.H20];[.K20];[.N20];[.Q20];[.T20];[.W20];[.Z20];[.AC20];[.AF20];[.AI20];[.AL20];[.AO20];[.AR20];[.AU20];[.AX20];[.BA20];[.BD20];[.BG20];[.BJ20];[.BM20];[.BP20];[.BS20];[.BV20];[.BY20];[.CB20];[.CE20];[.CH20];[.CK20];[.CN20];[.CQ20];[.CT20];[.CW20];[.CZ20];[.DC20];[.DF20];[.DI20];[.DL20];[.DO20];[.DR20];[.DU20];[.DX20];[.EA20];[.ED20];[.EG20];[.EJ20];[.EM20];[.EP20];[.ES20])" office:value-type="float" office:value="42.75">
            <text:p>42.75</text:p>
          </table:table-cell>
          <table:table-cell table:formula="of:=AVERAGE([.C20];[.F20];[.I20];[.L20];[.O20];[.R20];[.U20];[.X20];[.AA20];[.AD20];[.AG20];[.AJ20];[.AM20];[.AP20];[.AS20];[.AV20];[.AY20];[.BB20];[.BE20];[.BH20];[.BK20];[.BN20];[.BQ20];[.BT20];[.BW20];[.BZ20];[.CC20];[.CF20];[.CI20];[.CL20];[.CO20];[.CR20];[.CU20];[.CX20];[.DA20];[.DD20];[.DG20];[.DJ20];[.DM20];[.DP20];[.DS20];[.DV20];[.DY20];[.EB20];[.EE20];[.EH20];[.EK20];[.EN20];[.EQ20];[.ET20])" office:value-type="float" office:value="43">
            <text:p>43</text:p>
          </table:table-cell>
          <table:table-cell table:formula="of:=AVERAGE([.EW20:.EX20])" office:value-type="float" office:value="42.875">
            <text:p>42.87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 office:value-type="float" office:value="18">
            <text:p>18</text:p>
          </table:table-cell>
          <table:table-cell table:number-columns-repeated="2" office:value-type="float" office:value="0">
            <text:p>0</text:p>
          </table:table-cell>
          <table:table-cell office:value-type="float" office:value="18">
            <text:p>1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8">
            <text:p>18</text:p>
          </table:table-cell>
          <table:table-cell table:formula="of:=AVERAGE([.B21];[.E21];[.H21];[.K21];[.N21];[.Q21];[.T21];[.W21];[.Z21];[.AC21];[.AF21];[.AI21];[.AL21];[.AO21];[.AR21];[.AU21];[.AX21];[.BA21];[.BD21];[.BG21];[.BJ21];[.BM21];[.BP21];[.BS21];[.BV21];[.BY21];[.CB21];[.CE21];[.CH21];[.CK21];[.CN21];[.CQ21];[.CT21];[.CW21];[.CZ21];[.DC21];[.DF21];[.DI21];[.DL21];[.DO21];[.DR21];[.DU21];[.DX21];[.EA21];[.ED21];[.EG21];[.EJ21];[.EM21];[.EP21];[.ES21])" office:value-type="float" office:value="42.083">
            <text:p>42.083</text:p>
          </table:table-cell>
          <table:table-cell table:formula="of:=AVERAGE([.C21];[.F21];[.I21];[.L21];[.O21];[.R21];[.U21];[.X21];[.AA21];[.AD21];[.AG21];[.AJ21];[.AM21];[.AP21];[.AS21];[.AV21];[.AY21];[.BB21];[.BE21];[.BH21];[.BK21];[.BN21];[.BQ21];[.BT21];[.BW21];[.BZ21];[.CC21];[.CF21];[.CI21];[.CL21];[.CO21];[.CR21];[.CU21];[.CX21];[.DA21];[.DD21];[.DG21];[.DJ21];[.DM21];[.DP21];[.DS21];[.DV21];[.DY21];[.EB21];[.EE21];[.EH21];[.EK21];[.EN21];[.EQ21];[.ET21])" office:value-type="float" office:value="42">
            <text:p>42</text:p>
          </table:table-cell>
          <table:table-cell table:formula="of:=AVERAGE([.EW21:.EX21])" office:value-type="float" office:value="42.0415">
            <text:p>42.041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 office:value-type="float" office:value="19">
            <text:p>19</text:p>
          </table:table-cell>
          <table:table-cell office:value-type="float" office:value="45.83">
            <text:p>45.83</text:p>
          </table:table-cell>
          <table:table-cell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0">
            <text:p>0</text:p>
          </table:table-cell>
          <table:table-cell office:value-type="float" office:value="19">
            <text:p>1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19">
            <text:p>19</text:p>
          </table:table-cell>
          <table:table-cell table:formula="of:=AVERAGE([.B22];[.E22];[.H22];[.K22];[.N22];[.Q22];[.T22];[.W22];[.Z22];[.AC22];[.AF22];[.AI22];[.AL22];[.AO22];[.AR22];[.AU22];[.AX22];[.BA22];[.BD22];[.BG22];[.BJ22];[.BM22];[.BP22];[.BS22];[.BV22];[.BY22];[.CB22];[.CE22];[.CH22];[.CK22];[.CN22];[.CQ22];[.CT22];[.CW22];[.CZ22];[.DC22];[.DF22];[.DI22];[.DL22];[.DO22];[.DR22];[.DU22];[.DX22];[.EA22];[.ED22];[.EG22];[.EJ22];[.EM22];[.EP22];[.ES22])" office:value-type="float" office:value="38.5002">
            <text:p>38.5002</text:p>
          </table:table-cell>
          <table:table-cell table:formula="of:=AVERAGE([.C22];[.F22];[.I22];[.L22];[.O22];[.R22];[.U22];[.X22];[.AA22];[.AD22];[.AG22];[.AJ22];[.AM22];[.AP22];[.AS22];[.AV22];[.AY22];[.BB22];[.BE22];[.BH22];[.BK22];[.BN22];[.BQ22];[.BT22];[.BW22];[.BZ22];[.CC22];[.CF22];[.CI22];[.CL22];[.CO22];[.CR22];[.CU22];[.CX22];[.DA22];[.DD22];[.DG22];[.DJ22];[.DM22];[.DP22];[.DS22];[.DV22];[.DY22];[.EB22];[.EE22];[.EH22];[.EK22];[.EN22];[.EQ22];[.ET22])" office:value-type="float" office:value="34">
            <text:p>34</text:p>
          </table:table-cell>
          <table:table-cell table:formula="of:=AVERAGE([.EW22:.EX22])" office:value-type="float" office:value="36.2501">
            <text:p>36.2501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 office:value-type="float" office:value="20">
            <text:p>20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0">
            <text:p>0</text:p>
          </table:table-cell>
          <table:table-cell office:value-type="float" office:value="20">
            <text:p>20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0">
            <text:p>20</text:p>
          </table:table-cell>
          <table:table-cell table:formula="of:=AVERAGE([.B23];[.E23];[.H23];[.K23];[.N23];[.Q23];[.T23];[.W23];[.Z23];[.AC23];[.AF23];[.AI23];[.AL23];[.AO23];[.AR23];[.AU23];[.AX23];[.BA23];[.BD23];[.BG23];[.BJ23];[.BM23];[.BP23];[.BS23];[.BV23];[.BY23];[.CB23];[.CE23];[.CH23];[.CK23];[.CN23];[.CQ23];[.CT23];[.CW23];[.CZ23];[.DC23];[.DF23];[.DI23];[.DL23];[.DO23];[.DR23];[.DU23];[.DX23];[.EA23];[.ED23];[.EG23];[.EJ23];[.EM23];[.EP23];[.ES23])" office:value-type="float" office:value="35.8332">
            <text:p>35.8332</text:p>
          </table:table-cell>
          <table:table-cell table:formula="of:=AVERAGE([.C23];[.F23];[.I23];[.L23];[.O23];[.R23];[.U23];[.X23];[.AA23];[.AD23];[.AG23];[.AJ23];[.AM23];[.AP23];[.AS23];[.AV23];[.AY23];[.BB23];[.BE23];[.BH23];[.BK23];[.BN23];[.BQ23];[.BT23];[.BW23];[.BZ23];[.CC23];[.CF23];[.CI23];[.CL23];[.CO23];[.CR23];[.CU23];[.CX23];[.DA23];[.DD23];[.DG23];[.DJ23];[.DM23];[.DP23];[.DS23];[.DV23];[.DY23];[.EB23];[.EE23];[.EH23];[.EK23];[.EN23];[.EQ23];[.ET23])" office:value-type="float" office:value="33">
            <text:p>33</text:p>
          </table:table-cell>
          <table:table-cell table:formula="of:=AVERAGE([.EW23:.EX23])" office:value-type="float" office:value="34.4166">
            <text:p>34.416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office:value-type="float" office:value="20.83">
            <text:p>20.83</text:p>
          </table:table-cell>
          <table:table-cell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0">
            <text:p>0</text:p>
          </table:table-cell>
          <table:table-cell office:value-type="float" office:value="21">
            <text:p>21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1">
            <text:p>21</text:p>
          </table:table-cell>
          <table:table-cell table:formula="of:=AVERAGE([.B24];[.E24];[.H24];[.K24];[.N24];[.Q24];[.T24];[.W24];[.Z24];[.AC24];[.AF24];[.AI24];[.AL24];[.AO24];[.AR24];[.AU24];[.AX24];[.BA24];[.BD24];[.BG24];[.BJ24];[.BM24];[.BP24];[.BS24];[.BV24];[.BY24];[.CB24];[.CE24];[.CH24];[.CK24];[.CN24];[.CQ24];[.CT24];[.CW24];[.CZ24];[.DC24];[.DF24];[.DI24];[.DL24];[.DO24];[.DR24];[.DU24];[.DX24];[.EA24];[.ED24];[.EG24];[.EJ24];[.EM24];[.EP24];[.ES24])" office:value-type="float" office:value="34">
            <text:p>34</text:p>
          </table:table-cell>
          <table:table-cell table:formula="of:=AVERAGE([.C24];[.F24];[.I24];[.L24];[.O24];[.R24];[.U24];[.X24];[.AA24];[.AD24];[.AG24];[.AJ24];[.AM24];[.AP24];[.AS24];[.AV24];[.AY24];[.BB24];[.BE24];[.BH24];[.BK24];[.BN24];[.BQ24];[.BT24];[.BW24];[.BZ24];[.CC24];[.CF24];[.CI24];[.CL24];[.CO24];[.CR24];[.CU24];[.CX24];[.DA24];[.DD24];[.DG24];[.DJ24];[.DM24];[.DP24];[.DS24];[.DV24];[.DY24];[.EB24];[.EE24];[.EH24];[.EK24];[.EN24];[.EQ24];[.ET24])" office:value-type="float" office:value="34">
            <text:p>34</text:p>
          </table:table-cell>
          <table:table-cell table:formula="of:=AVERAGE([.EW24:.EX24])" office:value-type="float" office:value="34">
            <text:p>3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8.33">
            <text:p>8.33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float" office:value="33.33">
            <text:p>33.3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 office:value-type="float" office:value="22">
            <text:p>22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2">
            <text:p>22</text:p>
          </table:table-cell>
          <table:table-cell table:number-columns-repeated="2" office:value-type="float" office:value="0">
            <text:p>0</text:p>
          </table:table-cell>
          <table:table-cell office:value-type="float" office:value="22">
            <text:p>22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2">
            <text:p>22</text:p>
          </table:table-cell>
          <table:table-cell table:formula="of:=AVERAGE([.B25];[.E25];[.H25];[.K25];[.N25];[.Q25];[.T25];[.W25];[.Z25];[.AC25];[.AF25];[.AI25];[.AL25];[.AO25];[.AR25];[.AU25];[.AX25];[.BA25];[.BD25];[.BG25];[.BJ25];[.BM25];[.BP25];[.BS25];[.BV25];[.BY25];[.CB25];[.CE25];[.CH25];[.CK25];[.CN25];[.CQ25];[.CT25];[.CW25];[.CZ25];[.DC25];[.DF25];[.DI25];[.DL25];[.DO25];[.DR25];[.DU25];[.DX25];[.EA25];[.ED25];[.EG25];[.EJ25];[.EM25];[.EP25];[.ES25])" office:value-type="float" office:value="36.1666">
            <text:p>36.1666</text:p>
          </table:table-cell>
          <table:table-cell table:formula="of:=AVERAGE([.C25];[.F25];[.I25];[.L25];[.O25];[.R25];[.U25];[.X25];[.AA25];[.AD25];[.AG25];[.AJ25];[.AM25];[.AP25];[.AS25];[.AV25];[.AY25];[.BB25];[.BE25];[.BH25];[.BK25];[.BN25];[.BQ25];[.BT25];[.BW25];[.BZ25];[.CC25];[.CF25];[.CI25];[.CL25];[.CO25];[.CR25];[.CU25];[.CX25];[.DA25];[.DD25];[.DG25];[.DJ25];[.DM25];[.DP25];[.DS25];[.DV25];[.DY25];[.EB25];[.EE25];[.EH25];[.EK25];[.EN25];[.EQ25];[.ET25])" office:value-type="float" office:value="37">
            <text:p>37</text:p>
          </table:table-cell>
          <table:table-cell table:formula="of:=AVERAGE([.EW25:.EX25])" office:value-type="float" office:value="36.5833">
            <text:p>36.5833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75">
            <text:p>75</text:p>
          </table:table-cell>
          <table:table-cell office:value-type="float" office:value="100">
            <text:p>10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 office:value-type="float" office:value="23">
            <text:p>23</text:p>
          </table:table-cell>
          <table:table-cell table:number-columns-repeated="2" office:value-type="float" office:value="0">
            <text:p>0</text:p>
          </table:table-cell>
          <table:table-cell office:value-type="float" office:value="23">
            <text:p>23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3">
            <text:p>23</text:p>
          </table:table-cell>
          <table:table-cell table:formula="of:=AVERAGE([.B26];[.E26];[.H26];[.K26];[.N26];[.Q26];[.T26];[.W26];[.Z26];[.AC26];[.AF26];[.AI26];[.AL26];[.AO26];[.AR26];[.AU26];[.AX26];[.BA26];[.BD26];[.BG26];[.BJ26];[.BM26];[.BP26];[.BS26];[.BV26];[.BY26];[.CB26];[.CE26];[.CH26];[.CK26];[.CN26];[.CQ26];[.CT26];[.CW26];[.CZ26];[.DC26];[.DF26];[.DI26];[.DL26];[.DO26];[.DR26];[.DU26];[.DX26];[.EA26];[.ED26];[.EG26];[.EJ26];[.EM26];[.EP26];[.ES26])" office:value-type="float" office:value="36.25">
            <text:p>36.25</text:p>
          </table:table-cell>
          <table:table-cell table:formula="of:=AVERAGE([.C26];[.F26];[.I26];[.L26];[.O26];[.R26];[.U26];[.X26];[.AA26];[.AD26];[.AG26];[.AJ26];[.AM26];[.AP26];[.AS26];[.AV26];[.AY26];[.BB26];[.BE26];[.BH26];[.BK26];[.BN26];[.BQ26];[.BT26];[.BW26];[.BZ26];[.CC26];[.CF26];[.CI26];[.CL26];[.CO26];[.CR26];[.CU26];[.CX26];[.DA26];[.DD26];[.DG26];[.DJ26];[.DM26];[.DP26];[.DS26];[.DV26];[.DY26];[.EB26];[.EE26];[.EH26];[.EK26];[.EN26];[.EQ26];[.ET26])" office:value-type="float" office:value="36">
            <text:p>36</text:p>
          </table:table-cell>
          <table:table-cell table:formula="of:=AVERAGE([.EW26:.EX26])" office:value-type="float" office:value="36.125">
            <text:p>36.12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3.33">
            <text:p>33.33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office:value-type="float" office:value="58.33">
            <text:p>58.33</text:p>
          </table:table-cell>
          <table:table-cell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 office:value-type="float" office:value="24">
            <text:p>24</text:p>
          </table:table-cell>
          <table:table-cell table:number-columns-repeated="2" office:value-type="float" office:value="0">
            <text:p>0</text:p>
          </table:table-cell>
          <table:table-cell office:value-type="float" office:value="24">
            <text:p>24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4">
            <text:p>24</text:p>
          </table:table-cell>
          <table:table-cell table:formula="of:=AVERAGE([.B27];[.E27];[.H27];[.K27];[.N27];[.Q27];[.T27];[.W27];[.Z27];[.AC27];[.AF27];[.AI27];[.AL27];[.AO27];[.AR27];[.AU27];[.AX27];[.BA27];[.BD27];[.BG27];[.BJ27];[.BM27];[.BP27];[.BS27];[.BV27];[.BY27];[.CB27];[.CE27];[.CH27];[.CK27];[.CN27];[.CQ27];[.CT27];[.CW27];[.CZ27];[.DC27];[.DF27];[.DI27];[.DL27];[.DO27];[.DR27];[.DU27];[.DX27];[.EA27];[.ED27];[.EG27];[.EJ27];[.EM27];[.EP27];[.ES27])" office:value-type="float" office:value="37">
            <text:p>37</text:p>
          </table:table-cell>
          <table:table-cell table:formula="of:=AVERAGE([.C27];[.F27];[.I27];[.L27];[.O27];[.R27];[.U27];[.X27];[.AA27];[.AD27];[.AG27];[.AJ27];[.AM27];[.AP27];[.AS27];[.AV27];[.AY27];[.BB27];[.BE27];[.BH27];[.BK27];[.BN27];[.BQ27];[.BT27];[.BW27];[.BZ27];[.CC27];[.CF27];[.CI27];[.CL27];[.CO27];[.CR27];[.CU27];[.CX27];[.DA27];[.DD27];[.DG27];[.DJ27];[.DM27];[.DP27];[.DS27];[.DV27];[.DY27];[.EB27];[.EE27];[.EH27];[.EK27];[.EN27];[.EQ27];[.ET27])" office:value-type="float" office:value="37">
            <text:p>37</text:p>
          </table:table-cell>
          <table:table-cell table:formula="of:=AVERAGE([.EW27:.EX27])" office:value-type="float" office:value="37">
            <text:p>37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29.17">
            <text:p>29.17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37.5">
            <text:p>37.5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66.67">
            <text:p>66.67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office:value-type="float" office:value="83.33">
            <text:p>83.33</text:p>
          </table:table-cell>
          <table:table-cell office:value-type="float" office:value="100">
            <text:p>10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 office:value-type="float" office:value="25">
            <text:p>25</text:p>
          </table:table-cell>
          <table:table-cell table:number-columns-repeated="2" office:value-type="float" office:value="0">
            <text:p>0</text:p>
          </table:table-cell>
          <table:table-cell office:value-type="float" office:value="25">
            <text:p>25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5">
            <text:p>25</text:p>
          </table:table-cell>
          <table:table-cell table:formula="of:=AVERAGE([.B28];[.E28];[.H28];[.K28];[.N28];[.Q28];[.T28];[.W28];[.Z28];[.AC28];[.AF28];[.AI28];[.AL28];[.AO28];[.AR28];[.AU28];[.AX28];[.BA28];[.BD28];[.BG28];[.BJ28];[.BM28];[.BP28];[.BS28];[.BV28];[.BY28];[.CB28];[.CE28];[.CH28];[.CK28];[.CN28];[.CQ28];[.CT28];[.CW28];[.CZ28];[.DC28];[.DF28];[.DI28];[.DL28];[.DO28];[.DR28];[.DU28];[.DX28];[.EA28];[.ED28];[.EG28];[.EJ28];[.EM28];[.EP28];[.ES28])" office:value-type="float" office:value="37.4166">
            <text:p>37.4166</text:p>
          </table:table-cell>
          <table:table-cell table:formula="of:=AVERAGE([.C28];[.F28];[.I28];[.L28];[.O28];[.R28];[.U28];[.X28];[.AA28];[.AD28];[.AG28];[.AJ28];[.AM28];[.AP28];[.AS28];[.AV28];[.AY28];[.BB28];[.BE28];[.BH28];[.BK28];[.BN28];[.BQ28];[.BT28];[.BW28];[.BZ28];[.CC28];[.CF28];[.CI28];[.CL28];[.CO28];[.CR28];[.CU28];[.CX28];[.DA28];[.DD28];[.DG28];[.DJ28];[.DM28];[.DP28];[.DS28];[.DV28];[.DY28];[.EB28];[.EE28];[.EH28];[.EK28];[.EN28];[.EQ28];[.ET28])" office:value-type="float" office:value="38.3334">
            <text:p>38.3334</text:p>
          </table:table-cell>
          <table:table-cell table:formula="of:=AVERAGE([.EW28:.EX28])" office:value-type="float" office:value="37.875">
            <text:p>37.87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1.67">
            <text:p>41.6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4.17">
            <text:p>4.1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16.67">
            <text:p>16.67</text:p>
          </table:table-cell>
          <table:table-cell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54.17">
            <text:p>54.17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6">
            <text:p>26</text:p>
          </table:table-cell>
          <table:table-cell office:value-type="float" office:value="95.83">
            <text:p>95.83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0">
            <text:p>0</text:p>
          </table:table-cell>
          <table:table-cell office:value-type="float" office:value="26">
            <text:p>26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6">
            <text:p>26</text:p>
          </table:table-cell>
          <table:table-cell table:formula="of:=AVERAGE([.B29];[.E29];[.H29];[.K29];[.N29];[.Q29];[.T29];[.W29];[.Z29];[.AC29];[.AF29];[.AI29];[.AL29];[.AO29];[.AR29];[.AU29];[.AX29];[.BA29];[.BD29];[.BG29];[.BJ29];[.BM29];[.BP29];[.BS29];[.BV29];[.BY29];[.CB29];[.CE29];[.CH29];[.CK29];[.CN29];[.CQ29];[.CT29];[.CW29];[.CZ29];[.DC29];[.DF29];[.DI29];[.DL29];[.DO29];[.DR29];[.DU29];[.DX29];[.EA29];[.ED29];[.EG29];[.EJ29];[.EM29];[.EP29];[.ES29])" office:value-type="float" office:value="33.9168">
            <text:p>33.9168</text:p>
          </table:table-cell>
          <table:table-cell table:formula="of:=AVERAGE([.C29];[.F29];[.I29];[.L29];[.O29];[.R29];[.U29];[.X29];[.AA29];[.AD29];[.AG29];[.AJ29];[.AM29];[.AP29];[.AS29];[.AV29];[.AY29];[.BB29];[.BE29];[.BH29];[.BK29];[.BN29];[.BQ29];[.BT29];[.BW29];[.BZ29];[.CC29];[.CF29];[.CI29];[.CL29];[.CO29];[.CR29];[.CU29];[.CX29];[.DA29];[.DD29];[.DG29];[.DJ29];[.DM29];[.DP29];[.DS29];[.DV29];[.DY29];[.EB29];[.EE29];[.EH29];[.EK29];[.EN29];[.EQ29];[.ET29])" office:value-type="float" office:value="32">
            <text:p>32</text:p>
          </table:table-cell>
          <table:table-cell table:formula="of:=AVERAGE([.EW29:.EX29])" office:value-type="float" office:value="32.9584">
            <text:p>32.9584</text:p>
          </table:table-cell>
        </table:table-row>
        <table:table-row table:style-name="ro1"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office:value-type="float" office:value="95.83">
            <text:p>9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16.67">
            <text:p>16.6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8.33">
            <text:p>8.3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.17">
            <text:p>4.17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0">
            <text:p>0</text:p>
          </table:table-cell>
          <table:table-cell office:value-type="float" office:value="27">
            <text:p>27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7">
            <text:p>27</text:p>
          </table:table-cell>
          <table:table-cell table:formula="of:=AVERAGE([.B30];[.E30];[.H30];[.K30];[.N30];[.Q30];[.T30];[.W30];[.Z30];[.AC30];[.AF30];[.AI30];[.AL30];[.AO30];[.AR30];[.AU30];[.AX30];[.BA30];[.BD30];[.BG30];[.BJ30];[.BM30];[.BP30];[.BS30];[.BV30];[.BY30];[.CB30];[.CE30];[.CH30];[.CK30];[.CN30];[.CQ30];[.CT30];[.CW30];[.CZ30];[.DC30];[.DF30];[.DI30];[.DL30];[.DO30];[.DR30];[.DU30];[.DX30];[.EA30];[.ED30];[.EG30];[.EJ30];[.EM30];[.EP30];[.ES30])" office:value-type="float" office:value="32.6666">
            <text:p>32.6666</text:p>
          </table:table-cell>
          <table:table-cell table:formula="of:=AVERAGE([.C30];[.F30];[.I30];[.L30];[.O30];[.R30];[.U30];[.X30];[.AA30];[.AD30];[.AG30];[.AJ30];[.AM30];[.AP30];[.AS30];[.AV30];[.AY30];[.BB30];[.BE30];[.BH30];[.BK30];[.BN30];[.BQ30];[.BT30];[.BW30];[.BZ30];[.CC30];[.CF30];[.CI30];[.CL30];[.CO30];[.CR30];[.CU30];[.CX30];[.DA30];[.DD30];[.DG30];[.DJ30];[.DM30];[.DP30];[.DS30];[.DV30];[.DY30];[.EB30];[.EE30];[.EH30];[.EK30];[.EN30];[.EQ30];[.ET30])" office:value-type="float" office:value="34">
            <text:p>34</text:p>
          </table:table-cell>
          <table:table-cell table:formula="of:=AVERAGE([.EW30:.EX30])" office:value-type="float" office:value="33.3333">
            <text:p>33.3333</text:p>
          </table:table-cell>
        </table:table-row>
        <table:table-row table:style-name="ro1"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12.5">
            <text:p>12.5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37.5">
            <text:p>37.5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office:value-type="float" office:value="45.83">
            <text:p>45.83</text:p>
          </table:table-cell>
          <table:table-cell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0">
            <text:p>0</text:p>
          </table:table-cell>
          <table:table-cell office:value-type="float" office:value="28">
            <text:p>28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8">
            <text:p>28</text:p>
          </table:table-cell>
          <table:table-cell table:formula="of:=AVERAGE([.B31];[.E31];[.H31];[.K31];[.N31];[.Q31];[.T31];[.W31];[.Z31];[.AC31];[.AF31];[.AI31];[.AL31];[.AO31];[.AR31];[.AU31];[.AX31];[.BA31];[.BD31];[.BG31];[.BJ31];[.BM31];[.BP31];[.BS31];[.BV31];[.BY31];[.CB31];[.CE31];[.CH31];[.CK31];[.CN31];[.CQ31];[.CT31];[.CW31];[.CZ31];[.DC31];[.DF31];[.DI31];[.DL31];[.DO31];[.DR31];[.DU31];[.DX31];[.EA31];[.ED31];[.EG31];[.EJ31];[.EM31];[.EP31];[.ES31])" office:value-type="float" office:value="35.8332">
            <text:p>35.8332</text:p>
          </table:table-cell>
          <table:table-cell table:formula="of:=AVERAGE([.C31];[.F31];[.I31];[.L31];[.O31];[.R31];[.U31];[.X31];[.AA31];[.AD31];[.AG31];[.AJ31];[.AM31];[.AP31];[.AS31];[.AV31];[.AY31];[.BB31];[.BE31];[.BH31];[.BK31];[.BN31];[.BQ31];[.BT31];[.BW31];[.BZ31];[.CC31];[.CF31];[.CI31];[.CL31];[.CO31];[.CR31];[.CU31];[.CX31];[.DA31];[.DD31];[.DG31];[.DJ31];[.DM31];[.DP31];[.DS31];[.DV31];[.DY31];[.EB31];[.EE31];[.EH31];[.EK31];[.EN31];[.EQ31];[.ET31])" office:value-type="float" office:value="36">
            <text:p>36</text:p>
          </table:table-cell>
          <table:table-cell table:formula="of:=AVERAGE([.EW31:.EX31])" office:value-type="float" office:value="35.9166">
            <text:p>35.9166</text:p>
          </table:table-cell>
        </table:table-row>
        <table:table-row table:style-name="ro1"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29.17">
            <text:p>29.17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79.17">
            <text:p>79.17</text:p>
          </table:table-cell>
          <table:table-cell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62.5">
            <text:p>62.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8.33">
            <text:p>58.33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100">
            <text:p>10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0">
            <text:p>0</text:p>
          </table:table-cell>
          <table:table-cell office:value-type="float" office:value="29">
            <text:p>29</text:p>
          </table:table-cell>
          <table:table-cell table:number-columns-repeated="2" office:value-type="float" office:value="50">
            <text:p>50</text:p>
          </table:table-cell>
          <table:table-cell/>
          <table:table-cell office:value-type="float" office:value="29">
            <text:p>29</text:p>
          </table:table-cell>
          <table:table-cell table:formula="of:=AVERAGE([.B32];[.E32];[.H32];[.K32];[.N32];[.Q32];[.T32];[.W32];[.Z32];[.AC32];[.AF32];[.AI32];[.AL32];[.AO32];[.AR32];[.AU32];[.AX32];[.BA32];[.BD32];[.BG32];[.BJ32];[.BM32];[.BP32];[.BS32];[.BV32];[.BY32];[.CB32];[.CE32];[.CH32];[.CK32];[.CN32];[.CQ32];[.CT32];[.CW32];[.CZ32];[.DC32];[.DF32];[.DI32];[.DL32];[.DO32];[.DR32];[.DU32];[.DX32];[.EA32];[.ED32];[.EG32];[.EJ32];[.EM32];[.EP32];[.ES32])" office:value-type="float" office:value="36.0834">
            <text:p>36.0834</text:p>
          </table:table-cell>
          <table:table-cell table:formula="of:=AVERAGE([.C32];[.F32];[.I32];[.L32];[.O32];[.R32];[.U32];[.X32];[.AA32];[.AD32];[.AG32];[.AJ32];[.AM32];[.AP32];[.AS32];[.AV32];[.AY32];[.BB32];[.BE32];[.BH32];[.BK32];[.BN32];[.BQ32];[.BT32];[.BW32];[.BZ32];[.CC32];[.CF32];[.CI32];[.CL32];[.CO32];[.CR32];[.CU32];[.CX32];[.DA32];[.DD32];[.DG32];[.DJ32];[.DM32];[.DP32];[.DS32];[.DV32];[.DY32];[.EB32];[.EE32];[.EH32];[.EK32];[.EN32];[.EQ32];[.ET32])" office:value-type="float" office:value="34">
            <text:p>34</text:p>
          </table:table-cell>
          <table:table-cell table:formula="of:=AVERAGE([.EW32:.EX32])" office:value-type="float" office:value="35.0417">
            <text:p>35.041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8">2015/05/28</text:date>, <text:time>12:48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28T12:48:26</dc:date>
    <dc:creator>Werner Mostert</dc:creator>
    <meta:document-statistic meta:table-count="1" meta:cell-count="4824" meta:object-count="0"/>
    <meta:generator>OpenOffice/4.0.1$Unix OpenOffice.org_project/401m5$Build-9714</meta:generator>
  </office:meta>
</office:document-meta>
</file>